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042in"/>
    </style:style>
    <style:style style:name="Table1.B" style:family="table-column">
      <style:table-column-properties style:column-width="3.4056in"/>
    </style:style>
    <style:style style:name="Table1.C" style:family="table-column">
      <style:table-column-properties style:column-width="2.3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center" style:justify-single-word="false"/>
      <style:text-properties fo:font-weight="bold" officeooo:rsid="0003f4a9" officeooo:paragraph-rsid="0003f4a9" style:font-weight-asian="bold" style:font-weight-complex="bold"/>
    </style:style>
    <style:style style:name="P2" style:family="paragraph" style:parent-style-name="Heading_20_2">
      <style:text-properties fo:font-weight="bold" officeooo:rsid="0003f4a9" officeooo:paragraph-rsid="0003f4a9" style:font-weight-asian="bold" style:font-weight-complex="bold"/>
    </style:style>
    <style:style style:name="P3" style:family="paragraph" style:parent-style-name="Heading_20_3">
      <style:text-properties style:font-name="Gayathri Thin"/>
    </style:style>
    <style:style style:name="P4" style:family="paragraph" style:parent-style-name="Heading_20_3">
      <style:text-properties style:font-name="Gayathri Thi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font-name="Gayathri Thin" fo:font-size="12pt" style:font-size-asian="12pt" style:font-size-complex="12pt"/>
    </style:style>
    <style:style style:name="P7" style:family="paragraph" style:parent-style-name="Text_20_body" style:list-style-name="L2">
      <style:text-properties style:font-name="Gayathri Thi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fo:font-weight="normal" officeooo:rsid="0003f4a9" officeooo:paragraph-rsid="0003f4a9" style:font-weight-asian="normal" style:font-weight-complex="normal"/>
    </style:style>
    <style:style style:name="P9" style:family="paragraph" style:parent-style-name="Text_20_body">
      <style:text-properties officeooo:paragraph-rsid="0003f4a9"/>
    </style:style>
    <style:style style:name="T1" style:family="text">
      <style:text-properties style:font-name="Gayathri"/>
    </style:style>
    <style:style style:name="T2" style:family="text">
      <style:text-properties style:font-name="Gayathri Thin"/>
    </style:style>
    <style:style style:name="T3" style:family="text">
      <style:text-properties style:font-name="Gayathri Thin" fo:font-size="12pt" style:font-size-asian="12pt" style:font-size-complex="12pt"/>
    </style:style>
    <style:style style:name="T4" style:family="text">
      <style:text-properties fo:color="#c9211e" loext:opacity="100%" style:font-name="Gayathri Thin" fo:font-size="12pt" style:font-size-asian="12pt" style:font-size-complex="12pt"/>
    </style:style>
    <style:style style:name="T5" style:family="text">
      <style:text-properties fo:color="#c9211e" loext:opacity="100%" style:font-name="Gayathri Thin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9211e" loext:opacity="100%" fo:font-size="12pt" style:font-size-asian="12pt" style:font-size-complex="12pt"/>
    </style:style>
    <style:style style:name="T7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4">LE OPERAZIONI IN JAVASCRIPT</text:span></text:h>
      <text:p text:style-name="P8"><text:span text:style-name="T3">Un </text:span><text:span text:style-name="Strong_20_Emphasis"><text:span text:style-name="T3">array</text:span></text:span><text:span text:style-name="T3"> in JavaScript è una struttura dati </text:span><text:span text:style-name="Strong_20_Emphasis"><text:span text:style-name="T3">indicizzata e iterabile</text:span></text:span><text:span text:style-name="T3">, progettata per contenere una collezione ordinata di elementi eterogenei. Gli </text:span><text:span text:style-name="Strong_20_Emphasis"><text:span text:style-name="T3">elementi</text:span></text:span><text:span text:style-name="T3"> di un array possono essere di qualsiasi tipo: numeri, stringhe, oggetti, funzioni o altri array (array annidati). Gli array offrono numerosi </text:span><text:span text:style-name="Strong_20_Emphasis"><text:span text:style-name="T3">metodi integrati</text:span></text:span><text:span text:style-name="T3"> e </text:span><text:span text:style-name="Strong_20_Emphasis"><text:span text:style-name="T3">operazioni</text:span></text:span><text:span text:style-name="T3"> che ne facilitano la manipolazione, trasformazione e analisi.</text:span></text:p>
      <text:h text:style-name="P2" text:outline-level="2"><text:span text:style-name="T4">DIFFERENZA TRA OPERAZIONI E METODI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tto</text:p>
            </table:table-cell>
            <table:table-cell table:style-name="Table1.A1" office:value-type="string">
              <text:p text:style-name="Table_20_Heading">Definizione tecnica</text:p>
            </table:table-cell>
            <table:table-cell table:style-name="Table1.A1" office:value-type="string">
              <text:p text:style-name="Table_20_Heading">Esempi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etodo</text:span></text:p>
          </table:table-cell>
          <table:table-cell table:style-name="Table1.A1" office:value-type="string">
            <text:p text:style-name="Table_20_Contents">È una <text:span text:style-name="Strong_20_Emphasis">funzione integrata</text:span> associata a un oggetto (in questo caso l'oggetto <text:span text:style-name="Source_20_Text">Array</text:span>). È parte dell'<text:span text:style-name="Strong_20_Emphasis">API ufficiale</text:span> di JavaScript.</text:p>
          </table:table-cell>
          <table:table-cell table:style-name="Table1.A1" office:value-type="string">
            <text:p text:style-name="Table_20_Contents"><text:span text:style-name="Source_20_Text">array.push()</text:span>, <text:span text:style-name="Source_20_Text">array.map(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perazione</text:span></text:p>
          </table:table-cell>
          <table:table-cell table:style-name="Table1.A1" office:value-type="string">
            <text:p text:style-name="Table_20_Contents">È un'<text:span text:style-name="Strong_20_Emphasis">azione concettuale o funzionale</text:span>, che <text:span text:style-name="Strong_20_Emphasis">può usare metodi</text:span> per essere implementata, ma <text:span text:style-name="Strong_20_Emphasis">non corrisponde a un metodo nativo unico</text:span>.</text:p>
          </table:table-cell>
          <table:table-cell table:style-name="Table1.A1" office:value-type="string">
            <text:p text:style-name="Table_20_Contents"><text:span text:style-name="Source_20_Text">unique</text:span>, <text:span text:style-name="Source_20_Text">flatten deeply</text:span>, <text:span text:style-name="Source_20_Text">intersect</text:span>, <text:span text:style-name="Source_20_Text">union</text:span>, <text:span text:style-name="Source_20_Text">groupBy</text:span>, <text:span text:style-name="Source_20_Text">chunk</text:span></text:p>
          </table:table-cell>
        </table:table-row>
      </table:table>
      <text:h text:style-name="P3" text:outline-level="3"><text:span text:style-name="T6">Definizione</text:span></text:h>
      <text:p text:style-name="P9"><text:span text:style-name="T2">Nel contesto della programmazione in JavaScript, si definisce </text:span><text:span text:style-name="Strong_20_Emphasis"><text:span text:style-name="T2">operazione sugli array</text:span></text:span><text:span text:style-name="T2"> un’</text:span><text:span text:style-name="Strong_20_Emphasis"><text:span text:style-name="T2">azione concettuale</text:span></text:span><text:span text:style-name="T2"> applicabile a una collezione di dati indicizzati, con lo scopo di trasformarne, filtrarne o riorganizzarne il contenuto secondo una logica definita. </text:span></text:p>
      <text:p text:style-name="P9"><text:span text:style-name="T5">L'Operazione </text:span><text:span text:style-name="Source_20_Text"><text:span text:style-name="T5">UNIQUE</text:span></text:span></text:p>
      <text:p text:style-name="Text_20_body"><text:span text:style-name="T3">L’operazione </text:span><text:span text:style-name="Source_20_Text"><text:span text:style-name="T3">UNIQUE</text:span></text:span><text:span text:style-name="T3"> è una tecnica utilizzata per ottenere un </text:span><text:span text:style-name="Strong_20_Emphasis"><text:span text:style-name="T3">nuovo array contenente solamente le prime occorrenze di ciascun elemento</text:span></text:span><text:span text:style-name="T3"> presente nell’array originale. In altre parole, essa </text:span><text:span text:style-name="Strong_20_Emphasis"><text:span text:style-name="T3">elimina i duplicati</text:span></text:span><text:span text:style-name="T3">, preservando l’ordine di prima apparizione degli elementi.</text:span></text:p>
      <text:h text:style-name="P4" text:outline-level="3"><text:s/>Proprietà di Immutabilità</text:h>
      <text:p text:style-name="Text_20_body"><text:span text:style-name="T3">L’operazione </text:span><text:span text:style-name="Source_20_Text"><text:span text:style-name="T3">UNIQUE</text:span></text:span><text:span text:style-name="T3"> è </text:span><text:span text:style-name="Strong_20_Emphasis"><text:span text:style-name="T3">non mutativa</text:span></text:span><text:span text:style-name="T3">: non modifica l’array di partenza ma </text:span><text:span text:style-name="Strong_20_Emphasis"><text:span text:style-name="T3">restituisce un nuovo array</text:span></text:span><text:span text:style-name="T3"> che rappresenta la versione filtrata. Questo comportamento garantisce che l’integrità dei dati originali rimanga inalterata, favorendo pratiche di programmazione sicure e prevedibili.</text:span></text:p>
      <text:p text:style-name="Text_20_body"><text:span text:style-name="T3">Il principio alla base di </text:span><text:span text:style-name="Source_20_Text"><text:span text:style-name="T3">UNIQUE</text:span></text:span><text:span text:style-name="T3"> è quello di </text:span><text:span text:style-name="Strong_20_Emphasis"><text:span text:style-name="T3">scansione sequenziale</text:span></text:span><text:span text:style-name="T3"> con verifica di unicità. Per ciascun elemento incontrato:</text:span></text:p>
      <text:list xml:id="list3511243724" text:style-name="L1">
        <text:list-item>
          <text:p text:style-name="P5"><text:span text:style-name="T3">se si tratta della </text:span><text:span text:style-name="Strong_20_Emphasis"><text:span text:style-name="T3">prima occorrenza</text:span></text:span><text:span text:style-name="T3">, esso viene incluso nel nuovo array;</text:span></text:p>
        </text:list-item>
        <text:list-item>
          <text:p text:style-name="P6">se è già presente nel risultato parziale, viene ignorato.</text:p>
        </text:list-item>
      </text:list>
      <text:p text:style-name="Text_20_body"><text:span text:style-name="T3">Questo processo può essere implementato utilizzando metodi come </text:span><text:span text:style-name="Source_20_Text"><text:span text:style-name="T3">includes</text:span></text:span><text:span text:style-name="T3">, </text:span><text:span text:style-name="Source_20_Text"><text:span text:style-name="T3">indexOf</text:span></text:span><text:span text:style-name="T3"> o costrutti logici con </text:span><text:span text:style-name="Source_20_Text"><text:span text:style-name="T3">Set</text:span></text:span><text:span text:style-name="T3">, in base alle esigenze e alla compatibilità con l’ambiente di esecuzione.</text:span></text:p>
      <text:h text:style-name="P4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0:21:15.377046683</dc:date>
    <meta:editing-duration>PT10M19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299" meta:character-count="2126" meta:non-whitespace-character-count="1849"/>
  </office:meta>
</office:document-meta>
</file>